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automatic-styles>
    <style:style style:name="P1" style:family="paragraph" style:parent-style-name="Standard">
      <style:text-properties style:font-name="Royston1" fo:font-size="18pt" officeooo:rsid="00046875" officeooo:paragraph-rsid="00046875" style:font-size-asian="18pt" style:font-size-complex="18pt"/>
    </style:style>
    <style:style style:name="P2" style:family="paragraph" style:parent-style-name="Text_20_body">
      <style:text-properties style:font-name="Royston1" fo:font-size="18pt" officeooo:rsid="0014aec4" officeooo:paragraph-rsid="0014aec4" style:font-size-asian="18pt" style:font-size-complex="18pt"/>
    </style:style>
    <style:style style:name="P3" style:family="paragraph" style:parent-style-name="Text_20_body">
      <style:text-properties style:font-name="Royston1" fo:font-size="18pt" fo:language="zxx" fo:country="none" officeooo:rsid="00176485" officeooo:paragraph-rsid="00176485" style:font-size-asian="18pt" style:language-asian="zxx" style:country-asian="none" style:font-size-complex="18pt" style:language-complex="zxx" style:country-complex="none"/>
    </style:style>
    <style:style style:name="P4" style:family="paragraph" style:parent-style-name="Text_20_body">
      <style:text-properties style:font-name="Royston1" fo:font-size="18pt" fo:language="zxx" fo:country="none" officeooo:rsid="00176485" officeooo:paragraph-rsid="00188672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style:font-name="Royston1" fo:font-size="20pt" officeooo:rsid="00139007" officeooo:paragraph-rsid="00139007" style:font-size-asian="20pt" style:font-size-complex="20pt"/>
    </style:style>
    <style:style style:name="P6" style:family="paragraph" style:parent-style-name="Standard">
      <style:text-properties style:font-name="Royston1" fo:font-size="20pt" officeooo:rsid="0026cbb6" officeooo:paragraph-rsid="00270acf" style:font-size-asian="20pt" style:font-size-complex="20pt"/>
    </style:style>
    <style:style style:name="P7" style:family="paragraph" style:parent-style-name="Standard">
      <style:text-properties style:font-name="Royston1" fo:font-size="36pt" fo:language="zxx" fo:country="none" officeooo:rsid="00046875" officeooo:paragraph-rsid="0023a9e8" style:font-size-asian="36pt" style:language-asian="zxx" style:country-asian="none" style:font-size-complex="36pt" style:language-complex="zxx" style:country-complex="none"/>
    </style:style>
    <style:style style:name="P8" style:family="paragraph" style:parent-style-name="Standard">
      <style:text-properties style:font-name="Royston1" fo:font-size="36pt" fo:language="zxx" fo:country="none" officeooo:rsid="00046875" officeooo:paragraph-rsid="00046875" style:font-size-asian="36pt" style:language-asian="zxx" style:country-asian="none" style:font-size-complex="36pt" style:language-complex="zxx" style:country-complex="none"/>
    </style:style>
    <style:style style:name="P9" style:family="paragraph" style:parent-style-name="Standard">
      <style:text-properties style:font-name="Royston1" fo:font-size="36pt" officeooo:rsid="00046875" officeooo:paragraph-rsid="00046875" style:font-size-asian="36pt" style:font-size-complex="36pt"/>
    </style:style>
    <style:style style:name="P10" style:family="paragraph" style:parent-style-name="Standard">
      <style:text-properties style:font-name="Royston1" fo:font-size="36pt" officeooo:rsid="001ca7e0" officeooo:paragraph-rsid="001ca7e0" style:font-size-asian="36pt" style:font-size-complex="36pt"/>
    </style:style>
    <style:style style:name="P11" style:family="paragraph" style:parent-style-name="Standard">
      <style:text-properties style:font-name="Royston1" fo:font-size="36pt" officeooo:rsid="001bee86" officeooo:paragraph-rsid="001bee86" style:font-size-asian="36pt" style:font-size-complex="36pt"/>
    </style:style>
    <style:style style:name="P12" style:family="paragraph" style:parent-style-name="Subtitle">
      <style:paragraph-properties fo:break-before="page"/>
      <style:text-properties style:font-name="Royston1" fo:font-size="36pt" style:font-size-asian="36pt" style:font-size-complex="36pt"/>
    </style:style>
    <style:style style:name="P13" style:family="paragraph" style:parent-style-name="Title">
      <style:text-properties style:font-name="Royston1" fo:font-size="36pt" fo:font-weight="normal" style:font-size-asian="36pt" style:font-weight-asian="normal" style:font-size-complex="36pt" style:font-weight-complex="normal"/>
    </style:style>
    <style:style style:name="P14" style:family="paragraph" style:parent-style-name="Standard">
      <style:text-properties style:font-name="Royston" fo:font-size="36pt" fo:language="zxx" fo:country="none" officeooo:rsid="0026cbb6" officeooo:paragraph-rsid="00270acf" style:font-size-asian="36pt" style:language-asian="zxx" style:country-asian="none" style:font-size-complex="36pt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officeooo:paragraph-rsid="00283eb4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203073" style:language-asian="zxx" style:country-asian="none" style:language-complex="zxx" style:country-complex="none"/>
    </style:style>
    <style:style style:name="T3" style:family="text">
      <style:text-properties officeooo:rsid="001c0cd9"/>
    </style:style>
    <style:style style:name="T4" style:family="text">
      <style:text-properties officeooo:rsid="001ca7e0"/>
    </style:style>
    <style:style style:name="T5" style:family="text">
      <style:text-properties officeooo:rsid="00249694"/>
    </style:style>
    <style:style style:name="T6" style:family="text">
      <style:text-properties style:font-name="Royston1" fo:font-size="18pt" officeooo:rsid="00046875" style:font-size-asian="18pt" style:font-size-complex="18pt"/>
    </style:style>
    <style:style style:name="T7" style:family="text">
      <style:text-properties style:font-name="Royston1" fo:font-size="18pt" officeooo:rsid="0015be24" style:font-size-asian="18pt" style:font-size-complex="18pt"/>
    </style:style>
    <style:style style:name="T8" style:family="text">
      <style:text-properties style:font-name="Royston1" fo:font-size="18pt" officeooo:rsid="0014aec4" style:font-size-asian="18pt" style:font-size-complex="18pt"/>
    </style:style>
    <style:style style:name="T9" style:family="text">
      <style:text-properties style:font-name="Royston1" fo:font-size="18pt" officeooo:rsid="00107502" style:font-size-asian="18pt" style:font-size-complex="18pt"/>
    </style:style>
    <style:style style:name="T10" style:family="text">
      <style:text-properties style:font-name="Royston1" fo:font-size="18pt" officeooo:rsid="002a29e4" style:font-size-asian="18pt" style:font-size-complex="18pt"/>
    </style:style>
    <style:style style:name="T11" style:family="text">
      <style:text-properties style:font-name="Royston1" fo:font-size="18pt" officeooo:rsid="002a9d26" style:font-size-asian="18pt" style:font-size-complex="18pt"/>
    </style:style>
    <style:style style:name="T12" style:family="text">
      <style:text-properties style:font-name="LOGO10" fo:font-size="11pt" officeooo:rsid="00046875" style:font-size-asian="11pt" style:font-size-complex="11pt"/>
    </style:style>
    <style:style style:name="T13" style:family="text">
      <style:text-properties style:font-name="Royston" fo:language="zxx" fo:country="none" style:language-asian="zxx" style:country-asian="none" style:language-complex="zxx" style:country-complex="none"/>
    </style:style>
    <style:style style:name="T14" style:family="text">
      <style:text-properties style:font-name="Royston" fo:language="zxx" fo:country="none" officeooo:rsid="00203073" style:language-asian="zxx" style:country-asian="none" style:language-complex="zxx" style:country-complex="none"/>
    </style:style>
    <style:style style:name="T15" style:family="text">
      <style:text-properties style:font-name="Royston" fo:language="zxx" fo:country="none" officeooo:rsid="00270acf" style:language-asian="zxx" style:country-asian="none" style:language-complex="zxx" style:country-complex="none"/>
    </style:style>
    <style:style style:name="T16" style:family="text">
      <style:text-properties style:font-name="Royston" fo:language="zxx" fo:country="none" officeooo:rsid="002c33de" style:font-name-asian="Noto Serif CJK SC" style:language-asian="zxx" style:country-asian="none" style:font-name-complex="Lohit Devanagari1" style:language-complex="zxx" style:country-complex="none"/>
    </style:style>
    <style:style style:name="T17" style:family="text">
      <style:text-properties style:font-name="Royston" fo:language="zxx" fo:country="none" officeooo:rsid="002e2f5c" style:font-name-asian="Noto Serif CJK SC" style:language-asian="zxx" style:country-asian="none" style:font-name-complex="Lohit Devanagari1" style:language-complex="zxx" style:country-complex="none"/>
    </style:style>
    <style:style style:name="T18" style:family="text">
      <style:text-properties style:font-name="Royston" fo:language="zxx" fo:country="none" officeooo:rsid="002fc749" style:font-name-asian="Noto Serif CJK SC" style:language-asian="zxx" style:country-asian="none" style:font-name-complex="Lohit Devanagari1" style:language-complex="zxx" style:country-complex="none"/>
    </style:style>
    <style:style style:name="T19" style:family="text">
      <style:text-properties style:font-name="Royston" fo:language="zxx" fo:country="none" officeooo:rsid="002c33de" style:font-name-asian="Royston" style:language-asian="zxx" style:country-asian="none" style:font-name-complex="Royston" style:language-complex="zxx" style:country-complex="none"/>
    </style:style>
    <style:style style:name="T20" style:family="text">
      <style:text-properties style:font-name="Royston" officeooo:rsid="0029ae3d"/>
    </style:style>
    <style:style style:name="T21" style:family="text">
      <style:text-properties style:text-line-through-style="none" style:text-line-through-type="none" style:text-position="0% 100%" style:font-name="Royston1" fo:font-size="18pt" fo:font-style="normal" style:text-underline-style="none" officeooo:rsid="00046875" style:font-size-asian="18pt" style:font-style-asian="normal" style:font-size-complex="18pt" style:font-style-complex="normal"/>
    </style:style>
    <style:style style:name="T22" style:family="text">
      <style:text-properties officeooo:rsid="0029ae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oyston Regular</text:p>
      <text:p text:style-name="P15"><text:span text:style-name="T6">This is pretty cool, a font in my own handwriting! I </text:span><text:span text:style-name="T7">first</text:span><text:span text:style-name="T6"> started on this way back in 1985 or thereab</text:span><text:span text:style-name="T8">o</text:span><text:span text:style-name="T6">uts when I was working in Guild</text:span><text:span text:style-name="T9">ford, and</text:span><text:span text:style-name="T6"> learning </text:span><text:span text:style-name="T12">METAFONT</text:span><text:span text:style-name="T6">. But this was done </text:span><text:span text:style-name="T10">where I live now in Royston </text:span><text:span text:style-name="T11">(hence the name)</text:span><text:span text:style-name="T10"> </text:span><text:span text:style-name="T6">using </text:span><text:span text:style-name="T10">Inkscape and </text:span><text:span text:style-name="T6">FontForge, based on what I had left of print-outs of the </text:span><text:span text:style-name="T12">METAFONT</text:span><text:span text:style-name="T6"> </text:span><text:span text:style-name="T21">samples</text:span><text:span text:style-name="T6">.</text:span></text:p>
      <text:p text:style-name="P1"/>
      <text:p text:style-name="P5">The quick brown fox jumps over the lazy do<text:span text:style-name="T5">g.</text:span></text:p>
      <text:p text:style-name="P5">THE QUICK BROWN FOX JUMPS OVER THE LAZY DOG.</text:p>
      <text:p text:style-name="P1"/>
      <text:p text:style-name="P8">ABCDEFGHIJKLMNOPQRSTUVWXYZ</text:p>
      <text:p text:style-name="P7">abcdefghijklmnopqrstuvwxyz</text:p>
      <text:p text:style-name="P9"><text:span text:style-name="T4">0</text:span>123456789</text:p>
      <text:p text:style-name="P10">9876543210</text:p>
      <text:p text:style-name="P11">5+5=10, $12, <text:span text:style-name="T22">5</text:span><text:span text:style-name="T20">¢</text:span><text:span text:style-name="T22">, </text:span>£4.00, <text:span text:style-name="T20">¥</text:span><text:span text:style-name="T22">2000, </text:span>(5+3)÷2=4, <text:span text:style-name="T3">(5+3)/2=4</text:span></text:p>
      <text:p text:style-name="P6"><text:span text:style-name="T14">!</text:span><text:span text:style-name="T2"> </text:span><text:span text:style-name="T13">"</text:span><text:span text:style-name="T1"> </text:span><text:span text:style-name="T13">#</text:span><text:span text:style-name="T1"> </text:span><text:span text:style-name="T13">$</text:span><text:span text:style-name="T1"> </text:span><text:span text:style-name="T13">%</text:span><text:span text:style-name="T1"> </text:span><text:span text:style-name="T13">&amp;</text:span><text:span text:style-name="T1"> </text:span><text:span text:style-name="T13">'</text:span><text:span text:style-name="T1"> </text:span><text:span text:style-name="T13">(</text:span><text:span text:style-name="T1"> </text:span><text:span text:style-name="T13">)</text:span><text:span text:style-name="T1"> </text:span><text:span text:style-name="T13">*</text:span><text:span text:style-name="T1"> </text:span><text:span text:style-name="T13">+</text:span><text:span text:style-name="T1"> </text:span><text:span text:style-name="T13">,</text:span><text:span text:style-name="T1"> </text:span><text:span text:style-name="T13">-</text:span><text:span text:style-name="T1"> </text:span><text:span text:style-name="T13">.</text:span><text:span text:style-name="T1"> </text:span><text:span text:style-name="T13">/</text:span><text:span text:style-name="T1"> </text:span><text:span text:style-name="T13">:</text:span><text:span text:style-name="T1"> </text:span><text:span text:style-name="T13">;</text:span><text:span text:style-name="T1"> </text:span><text:span text:style-name="T13">&lt;</text:span><text:span text:style-name="T1"> </text:span><text:span text:style-name="T13">=</text:span><text:span text:style-name="T1"> </text:span><text:span text:style-name="T13">&gt;</text:span><text:span text:style-name="T1"> </text:span><text:span text:style-name="T13">?</text:span><text:span text:style-name="T1"> </text:span><text:span text:style-name="T13">@</text:span><text:span text:style-name="T1"> </text:span><text:span text:style-name="T13">[</text:span><text:span text:style-name="T1"> </text:span><text:span text:style-name="T13">\</text:span><text:span text:style-name="T1"> </text:span><text:span text:style-name="T13">] </text:span><text:span text:style-name="T1"><text:s/></text:span><text:span text:style-name="T13">^ _ ` { | } <text:s text:c="2"/>~ ¡ ¢ £ ¤ ¥ ¦ § <text:s/>¨ © ª « ¬ ® <text:s/>¯ <text:s/>° ± ² ³ <text:s/>´ µ ¶ · <text:s/>¸ ¹ º » ¼ ½ ¾ ¿ À Á Â Ã Ä Å Æ Ç È É Ê Ë Ì Í Î </text:span><text:span text:style-name="T15">Ï Ð Ñ Ò Ó Ô Õ Ö × Ø Ù Ú Û Ü Ý Þ ß à á â ã ä å æ ç è é ê ë ì í î ï ð ñ ò ó ô õ ö ÷ ø ù ú û ü ý þ ÿ ı </text:span><text:span text:style-name="T19">—</text:span><text:span text:style-name="T16"> Ŋ ŋ Œ œ ȷ ẞ Ű ř ŭ Ł ł </text:span><text:span text:style-name="T17">Ġ Ŀ Į </text:span><text:span text:style-name="T18">ſ</text:span></text:p>
      <text:p text:style-name="P14"/>
      <text:p text:style-name="P2">W. Hails</text:p>
      <text:p text:style-name="P12">Kerning Tables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3"><text:soft-page-break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</text:p>
      <text:p text:style-name="P3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<text:soft-page-break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<text:soft-page-break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4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</text:p>
      <text:p text:style-name="P4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<text:soft-page-break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<text:soft-page-break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9:22:35.636864018</meta:creation-date>
    <dc:date>2023-02-12T17:19:50.770575556</dc:date>
    <meta:editing-duration>PT7H44M56S</meta:editing-duration>
    <meta:editing-cycles>46</meta:editing-cycles>
    <meta:generator>LibreOffice/7.4.4.2$Linux_X86_64 LibreOffice_project/40$Build-2</meta:generator>
    <meta:print-date>2023-01-29T13:49:28.454636998</meta:print-date>
    <meta:document-statistic meta:table-count="0" meta:image-count="0" meta:object-count="0" meta:page-count="7" meta:paragraph-count="64" meta:word-count="2940" meta:character-count="11672" meta:non-whitespace-character-count="6035"/>
  </office:meta>
</office:document-meta>
</file>